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56003" officeooo:paragraph-rsid="00056003"/>
    </style:style>
    <style:style style:name="P2" style:family="paragraph" style:parent-style-name="Standard">
      <style:text-properties fo:font-weight="bold" officeooo:rsid="00056003" officeooo:paragraph-rsid="00056003" style:font-weight-asian="bold" style:font-weight-complex="bold"/>
    </style:style>
    <style:style style:name="P3" style:family="paragraph" style:parent-style-name="Standard" style:list-style-name="L1">
      <style:text-properties officeooo:rsid="00056003" officeooo:paragraph-rsid="00056003"/>
    </style:style>
    <style:style style:name="P4" style:family="paragraph" style:parent-style-name="Standard">
      <style:text-properties officeooo:rsid="00056003" officeooo:paragraph-rsid="00056003"/>
    </style:style>
    <style:style style:name="P5" style:family="paragraph" style:parent-style-name="Standard">
      <style:text-properties officeooo:rsid="00063b82" officeooo:paragraph-rsid="00063b8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ead speed</text:p>
      <text:p text:style-name="P1"/>
      <text:p text:style-name="P1">Do an initial test on a generic block of text.</text:p>
      <text:p text:style-name="P1"/>
      <text:p text:style-name="P1">Once that has been completed give them a list of books they could read within a certain time frame.</text:p>
      <text:p text:style-name="P1"/>
      <text:p text:style-name="P1">After that get them to sign up for the full service which will include three different reading tests reviewing different types of books and articles:</text:p>
      <text:list xml:id="list3210496445435374548" text:style-name="L1">
        <text:list-item>
          <text:p text:style-name="P3">Fiction</text:p>
        </text:list-item>
        <text:list-item>
          <text:p text:style-name="P3">Foregin language fiction</text:p>
        </text:list-item>
        <text:list-item>
          <text:p text:style-name="P3">Business</text:p>
        </text:list-item>
        <text:list-item>
          <text:p text:style-name="P3">Academic</text:p>
        </text:list-item>
      </text:list>
      <text:p text:style-name="P1"/>
      <text:p text:style-name="P5">Do a league table to measure how fast you read compared to your friends, how many books you read a week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9T13:19:55.758117950</meta:creation-date>
    <dc:date>2017-08-14T12:41:56.712027844</dc:date>
    <meta:editing-duration>PT3M43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9" meta:word-count="87" meta:character-count="460" meta:non-whitespace-character-count="385"/>
  </office:meta>
</office:document-meta>
</file>